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[Insert Map Maker Name Here]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2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Fragmen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Voi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D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Fragmen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Voi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D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E</text:p>
          </table:table-cell>
          <table:table-cell office:value-type="string" calcext:value-type="string">
            <text:p>Terrain, Fores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Plane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Fragmen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Voi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81];[.A85])" office:value-type="float" office:value="54" calcext:value-type="float" table:number-columns-spanned="2" table:number-rows-spanned="1">
            <text:p>54</text:p>
          </table:table-cell>
          <table:covered-table-cell/>
          <table:table-cell table:style-name="ce12" table:formula="of:=COUNTIF([.$F$8:.$F$81];[.A85])" office:value-type="float" office:value="54" calcext:value-type="float" table:number-columns-spanned="2" table:number-rows-spanned="1">
            <text:p>54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81];[.A8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1];[.A86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81];[.A8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1];[.A87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81];[.A88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1];[.A88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81];[.A8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1];[.A89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81];[.A9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1];[.A90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calcext:conditional-formats>
          <calcext:conditional-format calcext:target-range-address="'DATE (YY-MM-DD)'.F41:'DATE (YY-MM-DD)'.F43 'DATE (YY-MM-DD)'.F45:'DATE (YY-MM-DD)'.F45 'DATE (YY-MM-DD)'.F47:'DATE (YY-MM-DD)'.F50 'DATE (YY-MM-DD)'.F52:'DATE (YY-MM-DD)'.F55 'DATE (YY-MM-DD)'.F57:'DATE (YY-MM-DD)'.F57 'DATE (YY-MM-DD)'.F59:'DATE (YY-MM-DD)'.F60 'DATE (YY-MM-DD)'.F62:'DATE (YY-MM-DD)'.F64 'DATE (YY-MM-DD)'.F66:'DATE (YY-MM-DD)'.F73 'DATE (YY-MM-DD)'.F75:'DATE (YY-MM-DD)'.F75 'DATE (YY-MM-DD)'.F77:'DATE (YY-MM-DD)'.F77 'DATE (YY-MM-DD)'.F79:'DATE (YY-MM-DD)'.F79 'DATE (YY-MM-DD)'.F81:'DATE (YY-MM-DD)'.F81 'DATE (YY-MM-DD)'.D41:'DATE (YY-MM-DD)'.D43 'DATE (YY-MM-DD)'.D45:'DATE (YY-MM-DD)'.D45 'DATE (YY-MM-DD)'.D47:'DATE (YY-MM-DD)'.D50 'DATE (YY-MM-DD)'.D52:'DATE (YY-MM-DD)'.D55 'DATE (YY-MM-DD)'.D57:'DATE (YY-MM-DD)'.D57 'DATE (YY-MM-DD)'.D59:'DATE (YY-MM-DD)'.D60 'DATE (YY-MM-DD)'.D62:'DATE (YY-MM-DD)'.D64 'DATE (YY-MM-DD)'.D66:'DATE (YY-MM-DD)'.D73 'DATE (YY-MM-DD)'.D75:'DATE (YY-MM-DD)'.D75 'DATE (YY-MM-DD)'.D77:'DATE (YY-MM-DD)'.D77 'DATE (YY-MM-DD)'.D79:'DATE (YY-MM-DD)'.D79 'DATE (YY-MM-DD)'.D81:'DATE (YY-MM-DD)'.D81 'DATE (YY-MM-DD)'.D8:'DATE (YY-MM-DD)'.D38 'DATE (YY-MM-DD)'.F8:'DATE (YY-MM-DD)'.F38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2T22:05:08.441000000</dc:date>
    <meta:editing-duration>P2DT17H7M4S</meta:editing-duration>
    <meta:editing-cycles>204</meta:editing-cycles>
    <meta:generator>LibreOffice/24.8.1.2$Windows_X86_64 LibreOffice_project/87fa9aec1a63e70835390b81c40bb8993f1d4ff6</meta:generator>
    <meta:document-statistic meta:table-count="1" meta:cell-count="257" meta:object-count="0"/>
  </office:meta>
</office:document-meta>
</file>